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2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4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5-31" calcext:value-type="date">
            <text:p>31/05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31])" office:value-type="float" office:value="143.5" calcext:value-type="float">
            <text:p>143,5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  <table:table-cell table:number-columns-repeated="2"/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7])" office:value-type="float" office:value="3" calcext:value-type="float">
            <text:p>3</text:p>
          </table:table-cell>
          <table:table-cell/>
          <table:table-cell table:style-name="ce4" table:formula="of:=SUM([.C$133:.C$1004])" office:value-type="float" office:value="107.75" calcext:value-type="float">
            <text:p>107,8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9])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SUM([.C$3:.C$1004])" office:value-type="float" office:value="251.25" calcext:value-type="float">
            <text:p>251,3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:.C$1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AVERAGE([.E$3:.E$1004])" office:value-type="float" office:value="3.58928571428571" calcext:value-type="float">
            <text:p>3,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5" office:value-type="string" calcext:value-type="string">
            <text:p>Tareas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:.C$17])" office:value-type="float" office:value="5" calcext:value-type="float" table:number-columns-spanned="1" table:number-rows-spanned="2">
            <text:p>5</text:p>
          </table:table-cell>
          <table:table-cell/>
          <table:table-cell table:style-name="ce1" office:value-type="string" calcext:value-type="string">
            <text:p>Análisis/diseñ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11" table:formula="of:=COUNTIF([.D$3:.D$1004];&quot;Análisis/diseño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9:.C$22])" office:value-type="float" office:value="7" calcext:value-type="float" table:number-columns-spanned="1" table:number-rows-spanned="4">
            <text:p>7</text:p>
          </table:table-cell>
          <table:table-cell/>
          <table:table-cell table:style-name="ce1" office:value-type="string" calcext:value-type="string">
            <text:p>Desarrollo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4];&quot;Desarrollo&quot;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Arreglo/corrección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11" table:formula="of:=COUNTIF([.D$3:.D$1004];&quot;Arreglo/corrección&quot;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4:.C$25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7:.C$30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2:.C$38])" office:value-type="float" office:value="9" calcext:value-type="float" table:number-columns-spanned="1" table:number-rows-spanned="7">
            <text:p>9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40:.C$42])" office:value-type="float" office:value="5" calcext:value-type="float" table:number-columns-spanned="1" table:number-rows-spanned="3">
            <text:p>5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4])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6:.C$48])" office:value-type="float" office:value="6" calcext:value-type="float" table:number-columns-spanned="1" table:number-rows-spanned="3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50:.C$51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5:.C$58])" office:value-type="float" office:value="7" calcext:value-type="float" table:number-columns-spanned="1" table:number-rows-spanned="4">
            <text:p>7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6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2:.C$63])" office:value-type="float" office:value="1" calcext:value-type="float" table:number-columns-spanned="1" table:number-rows-spanned="2">
            <text:p>1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5:.C$6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8:.C$71])" office:value-type="float" office:value="4.5" calcext:value-type="float" table:number-columns-spanned="1" table:number-rows-spanned="4">
            <text:p>4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3:.C$77])" office:value-type="float" office:value="7" calcext:value-type="float" table:number-columns-spanned="1" table:number-rows-spanned="5">
            <text:p>7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9:.C$81])" office:value-type="float" office:value="3" calcext:value-type="float" table:number-columns-spanned="1" table:number-rows-spanned="3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3:.C$86])" office:value-type="float" office:value="2.5" calcext:value-type="float" table:number-columns-spanned="1" table:number-rows-spanned="4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8:.C$89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91:.C$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6:.C$98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100:.C$102])" office:value-type="float" office:value="3.5" calcext:value-type="float" table:number-columns-spanned="1" table:number-rows-spanned="3">
            <text:p>3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4:.C$105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7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9:.C$111])" office:value-type="float" office:value="4" calcext:value-type="float" table:number-columns-spanned="1" table:number-rows-spanned="3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3:.C$11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6:.C$117])" office:value-type="float" office:value="1.5" calcext:value-type="float" table:number-columns-spanned="1" table:number-rows-spanned="2">
            <text:p>1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9:.C$121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3:.C$124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6:.C$131])" office:value-type="float" office:value="5" calcext:value-type="float" table:number-columns-spanned="1" table:number-rows-spanned="6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5:.C$136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40:.C$141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3:.C$14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6:.C$148])" office:value-type="float" office:value="2.5" calcext:value-type="float" table:number-columns-spanned="1" table:number-rows-spanned="3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0:.C$151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3:.C$154])" office:value-type="float" office:value="2.5" calcext:value-type="float" table:number-columns-spanned="1" table:number-rows-spanned="2">
            <text:p>2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6:.C$15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9:.C$160])" office:value-type="float" office:value="8" calcext:value-type="float" table:number-columns-spanned="1" table:number-rows-spanned="2">
            <text:p>8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2])" office:value-type="float" office:value="0.5" calcext:value-type="float">
            <text:p>0,5</text:p>
          </table:table-cell>
          <table:table-cell table:number-columns-repeated="2"/>
          <table:table-cell table:style-name="ce20"/>
          <table:table-cell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4:.C$168])" office:value-type="float" office:value="5.25" calcext:value-type="float" table:number-columns-spanned="1" table:number-rows-spanned="5">
            <text:p>5,2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20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70:.C$171])" office:value-type="float" office:value="5" calcext:value-type="float" table:number-columns-spanned="1" table:number-rows-spanned="2">
            <text:p>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3"/>
          <table:table-cell table:style-name="ce20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5" calcext:value-type="date">
            <text:p>25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173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5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6" calcext:value-type="date" table:number-columns-spanned="1" table:number-rows-spanned="2">
            <text:p>26/02/2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75:.C$176])" office:value-type="float" office:value="4" calcext:value-type="float" table:number-columns-spanned="1" table:number-rows-spanned="2">
            <text:p>4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3" table:style-name="ce14"/>
          <table:covered-table-cell table:style-name="ce15"/>
          <table:table-cell table:number-columns-repeated="4"/>
        </table:table-row>
        <table:table-row table:style-name="ro1">
          <table:table-cell table:style-name="ce13" office:value-type="date" office:date-value="2023-02-27" calcext:value-type="date">
            <text:p>27/02/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178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2-28" calcext:value-type="date" table:number-columns-spanned="1" table:number-rows-spanned="2">
            <text:p>28/02/2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80:.C$181])" office:value-type="float" office:value="3.5" calcext:value-type="float" table:number-columns-spanned="1" table:number-rows-spanned="2">
            <text:p>3,5</text:p>
          </table:table-cell>
          <table:table-cell/>
          <table:table-cell table:style-name="ce22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1" calcext:value-type="date">
            <text:p>01/03/23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18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2" calcext:value-type="date" table:number-columns-spanned="1" table:number-rows-spanned="2">
            <text:p>02/03/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85:.C$186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7" calcext:value-type="date" table:number-columns-spanned="1" table:number-rows-spanned="2">
            <text:p>07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88:.C$189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8" calcext:value-type="date" table:number-columns-spanned="1" table:number-rows-spanned="4">
            <text:p>08/03/2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style-name="ce14" table:formula="of:=SUM([.C$191:.C$194])" office:value-type="float" office:value="6" calcext:value-type="float" table:number-columns-spanned="1" table:number-rows-spanned="4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09" calcext:value-type="date" table:number-columns-spanned="1" table:number-rows-spanned="2">
            <text:p>09/03/2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96:.C$197])" office:value-type="float" office:value="6" calcext:value-type="float" table:number-columns-spanned="1" table:number-rows-spanned="2">
            <text:p>6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3-10" calcext:value-type="date">
            <text:p>10/03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9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6" calcext:value-type="date">
            <text:p>06/04/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1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07" calcext:value-type="date" table:number-columns-spanned="1" table:number-rows-spanned="2">
            <text:p>07/04/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203:.C$204])" office:value-type="float" office:value="2" calcext:value-type="float" table:number-columns-spanned="1" table:number-rows-spanned="2">
            <text:p>2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0" calcext:value-type="date" table:number-columns-spanned="1" table:number-rows-spanned="2">
            <text:p>10/04/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06:.C$207])" office:value-type="float" office:value="3" calcext:value-type="float" table:number-columns-spanned="1" table:number-rows-spanned="2">
            <text:p>3</text:p>
          </table:table-cell>
          <table:table-cell table:number-columns-repeated="4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1" calcext:value-type="date">
            <text:p>11/04/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formula="of:=SUM([.C$209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2" calcext:value-type="date" table:number-columns-spanned="1" table:number-rows-spanned="3">
            <text:p>12/04/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álisis/diseño</text:p>
          </table:table-cell>
          <table:table-cell table:style-name="ce14" table:formula="of:=SUM([.C$211:.C$213])" office:value-type="float" office:value="5.5" calcext:value-type="float" table:number-columns-spanned="1" table:number-rows-spanned="3">
            <text:p>5,5</text:p>
          </table:table-cell>
          <table:table-cell table:number-columns-repeated="4"/>
        </table:table-row>
        <table:table-row table:style-name="ro1">
          <table:covered-table-cell table:style-name="ce1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3" calcext:value-type="date">
            <text:p>13/04/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formula="of:=SUM([.C$215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7" calcext:value-type="date">
            <text:p>17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7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8" calcext:value-type="date">
            <text:p>18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19" calcext:value-type="date">
            <text:p>19/04/2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4-20" calcext:value-type="date">
            <text:p>20/04/2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3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4" calcext:value-type="date">
            <text:p>04/07/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22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>
          <table:table-cell table:style-name="ce13" office:value-type="date" office:date-value="2023-07-05" calcext:value-type="date">
            <text:p>05/07/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arrollo</text:p>
          </table:table-cell>
          <table:table-cell table:formula="of:=SUM([.C$22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4"/>
        </table:table-row>
        <table:table-row table:style-name="ro1" table:number-rows-repeated="104834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05T20:14:55.386000000</dc:date>
    <meta:editing-duration>PT14H23M4S</meta:editing-duration>
    <meta:editing-cycles>137</meta:editing-cycles>
    <meta:generator>LibreOffice/7.4.3.2$Windows_X86_64 LibreOffice_project/1048a8393ae2eeec98dff31b5c133c5f1d08b890</meta:generator>
    <meta:document-statistic meta:table-count="1" meta:cell-count="635" meta:object-count="0"/>
  </office:meta>
</office:document-meta>
</file>